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5" style:family="paragraph" style:parent-style-name="Standard">
      <style:text-properties fo:font-size="12pt" fo:language="en" fo:country="US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40062304" text:id="ct1066526400623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40062512" text:id="ct1066526400625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40062720" text:id="ct1066526400627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06652640062304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652640062512"/><text:change-start text:change-id="ct106652640062720"/>Version History<text:change-end text:change-id="ct1066526400627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0:34.516337793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5553130424768" text:id="ct105553130424768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05553130424352" text:id="ct105553130424352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5-02-24T17:30:34.517415915">2/24/2015</text:date></text:span></text:p>
            </text:deletion>
          </text:changed-region>
          <text:changed-region xml:id="ct105553130424560" text:id="ct105553130424560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05553130424976" text:id="ct105553130424976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05553130425184" text:id="ct105553130425184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05553130425392" text:id="ct105553130425392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05553130424768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05553130424352"/><text:change text:change-id="ct105553130424560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05553130424976"/><text:span text:style-name="MT11">TN-</text:span><text:span text:style-name="MT12">9.</text:span><text:change text:change-id="ct105553130425184"/><text:change-start text:change-id="ct105553130425392"/><text:span text:style-name="MT12">7</text:span><text:change-end text:change-id="ct105553130425392"/><text:span text:style-name="MT12">.1.1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33M24S</meta:editing-duration>
    <meta:generator>LibreOffice/4.4.0.3$MacOSX_X86_64 LibreOffice_project/de093506bcdc5fafd9023ee680b8c60e3e0645d7</meta:generator>
    <dc:date>2015-02-24T17:30:34.403593000</dc:date>
    <meta:printed-by>Bob Jacobsen</meta:printed-by>
    <meta:print-date>2010-09-15T08:46:04</meta:print-date>
    <meta:document-statistic meta:table-count="2" meta:image-count="0" meta:object-count="0" meta:page-count="1" meta:paragraph-count="20" meta:word-count="129" meta:character-count="784" meta:non-whitespace-character-count="668"/>
  </office:meta>
</office:document-meta>
</file>